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3.937cm" style:use-optimal-column-width="true"/>
    </style:style>
    <style:style style:name="co4" style:family="table-column">
      <style:table-column-properties fo:break-before="auto" style:column-width="2.794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2.8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7" table:default-cell-style-name="ce1"/>
        <table:table-row table:number-rows-repeated="3"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λ</text:p>
          </table:table-cell>
          <table:table-cell office:value-type="string" table:style-name="ce3">
            <text:p>grubość</text:p>
          </table:table-cell>
          <table:table-cell office:value-type="string" table:style-name="ce3">
            <text:p>U</text:p>
          </table:table-cell>
          <table:table-cell table:number-columns-repeated="16381"/>
        </table:table-row>
        <table:table-row table:style-name="ro1">
          <table:table-cell office:value-type="float" office:value="3.1E-2" table:style-name="ce4">
            <text:p>0,031</text:p>
          </table:table-cell>
          <table:table-cell office:value-type="float" office:value="0.1" table:style-name="ce1">
            <text:p>0,1</text:p>
          </table:table-cell>
          <table:table-cell office:value-type="float" office:value="31" table:formula="of:=1/(([.B5]/100)/[.A$5])" table:style-name="ce5">
            <text:p>31,000</text:p>
          </table:table-cell>
          <table:table-cell table:style-name="ce1">
            <draw:frame draw:z-index="1" draw:id="id0" draw:style-name="a0" draw:name="Wykres 1" svg:x="0.2378in" svg:y="0.00512in" svg:width="13.18928in" svg:height="7.16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.1" table:formula="of:=1/(([.B6]/100)/[.A$5])" table:style-name="ce5">
            <text:p>3,10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55" table:formula="of:=1/(([.B7]/100)/[.A$5])" table:style-name="ce5">
            <text:p>1,55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0333333333333334" table:formula="of:=1/(([.B8]/100)/[.A$5])" table:style-name="ce5">
            <text:p>1,03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77500000000000002" table:formula="of:=1/(([.B9]/100)/[.A$5])" table:style-name="ce5">
            <text:p>0,77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62" table:formula="of:=1/(([.B10]/100)/[.A$5])" table:style-name="ce5">
            <text:p>0,62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51666666666666672" table:formula="of:=1/(([.B11]/100)/[.A$5])" table:style-name="ce5">
            <text:p>0,51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44285714285714284" table:formula="of:=1/(([.B12]/100)/[.A$5])" table:style-name="ce5">
            <text:p>0,44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38750000000000001" table:formula="of:=1/(([.B13]/100)/[.A$5])" table:style-name="ce5">
            <text:p>0,38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34444444444444444" table:formula="of:=1/(([.B14]/100)/[.A$5])" table:style-name="ce5">
            <text:p>0,34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31" table:formula="of:=1/(([.B15]/100)/[.A$5])" table:style-name="ce5">
            <text:p>0,31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2818181818181818" table:formula="of:=1/(([.B16]/100)/[.A$5])" table:style-name="ce5">
            <text:p>0,2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.25833333333333336" table:formula="of:=1/(([.B17]/100)/[.A$5])" table:style-name="ce5">
            <text:p>0,2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.23846153846153847" table:formula="of:=1/(([.B18]/100)/[.A$5])" table:style-name="ce5">
            <text:p>0,2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.22142857142857142" table:formula="of:=1/(([.B19]/100)/[.A$5])" table:style-name="ce5">
            <text:p>0,2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.20666666666666667" table:formula="of:=1/(([.B20]/100)/[.A$5])" table:style-name="ce5">
            <text:p>0,2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.19375000000000001" table:formula="of:=1/(([.B21]/100)/[.A$5])" table:style-name="ce5">
            <text:p>0,1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.18235294117647058" table:formula="of:=1/(([.B22]/100)/[.A$5])" table:style-name="ce5">
            <text:p>0,1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0.17222222222222222" table:formula="of:=1/(([.B23]/100)/[.A$5])" table:style-name="ce5">
            <text:p>0,1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0.16315789473684211" table:formula="of:=1/(([.B24]/100)/[.A$5])" table:style-name="ce5">
            <text:p>0,1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0.155" table:formula="of:=1/(([.B25]/100)/[.A$5])" table:style-name="ce5">
            <text:p>0,1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0.14761904761904762" table:formula="of:=1/(([.B26]/100)/[.A$5])" table:style-name="ce5">
            <text:p>0,1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0.1409090909090909" table:formula="of:=1/(([.B27]/100)/[.A$5])" table:style-name="ce5">
            <text:p>0,1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0.13478260869565217" table:formula="of:=1/(([.B28]/100)/[.A$5])" table:style-name="ce5">
            <text:p>0,1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0.12916666666666668" table:formula="of:=1/(([.B29]/100)/[.A$5])" table:style-name="ce5">
            <text:p>0,1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0.124" table:formula="of:=1/(([.B30]/100)/[.A$5])" table:style-name="ce5">
            <text:p>0,1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float" office:value="0.11923076923076924" table:formula="of:=1/(([.B31]/100)/[.A$5])" table:style-name="ce5">
            <text:p>0,1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float" office:value="0.1148148148148148" table:formula="of:=1/(([.B32]/100)/[.A$5])" table:style-name="ce5">
            <text:p>0,1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0.11071428571428571" table:formula="of:=1/(([.B33]/100)/[.A$5])" table:style-name="ce5">
            <text:p>0,11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float" office:value="0.10689655172413795" table:formula="of:=1/(([.B34]/100)/[.A$5])" table:style-name="ce5">
            <text:p>0,10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0.10333333333333333" table:formula="of:=1/(([.B35]/100)/[.A$5])" table:style-name="ce5">
            <text:p>0,10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float" office:value="0.1" table:formula="of:=1/(([.B36]/100)/[.A$5])" table:style-name="ce5">
            <text:p>0,1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9.6875000000000003E-2" table:formula="of:=1/(([.B37]/100)/[.A$5])" table:style-name="ce5">
            <text:p>0,09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float" office:value="9.3939393939393934E-2" table:formula="of:=1/(([.B38]/100)/[.A$5])" table:style-name="ce5">
            <text:p>0,09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9.1176470588235289E-2" table:formula="of:=1/(([.B39]/100)/[.A$5])" table:style-name="ce5">
            <text:p>0,091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35" table:style-name="ce1">
            <text:p>35</text:p>
          </table:table-cell>
          <table:table-cell office:value-type="float" office:value="8.8571428571428579E-2" table:formula="of:=1/(([.B40]/100)/[.A$5])" table:style-name="ce5">
            <text:p>0,089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36" table:style-name="ce1">
            <text:p>36</text:p>
          </table:table-cell>
          <table:table-cell office:value-type="float" office:value="8.611111111111111E-2" table:formula="of:=1/(([.B41]/100)/[.A$5])" table:style-name="ce5">
            <text:p>0,086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37" table:style-name="ce1">
            <text:p>37</text:p>
          </table:table-cell>
          <table:table-cell office:value-type="float" office:value="8.3783783783783788E-2" table:formula="of:=1/(([.B42]/100)/[.A$5])" table:style-name="ce5">
            <text:p>0,084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38" table:style-name="ce1">
            <text:p>38</text:p>
          </table:table-cell>
          <table:table-cell office:value-type="float" office:value="8.1578947368421056E-2" table:formula="of:=1/(([.B43]/100)/[.A$5])" table:style-name="ce5">
            <text:p>0,082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39" table:style-name="ce1">
            <text:p>39</text:p>
          </table:table-cell>
          <table:table-cell office:value-type="float" office:value="7.9487179487179482E-2" table:formula="of:=1/(([.B44]/100)/[.A$5])" table:style-name="ce5">
            <text:p>0,079</text:p>
          </table:table-cell>
          <table:table-cell table:number-columns-repeated="2" table:style-name="ce1"/>
          <table:table-cell office:value-type="string" table:style-name="ce6">
            <text:p>W = J/s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float" office:value="40" table:style-name="ce1">
            <text:p>40</text:p>
          </table:table-cell>
          <table:table-cell office:value-type="float" office:value="7.7499999999999999E-2" table:formula="of:=1/(([.B45]/100)/[.A$5])" table:style-name="ce5">
            <text:p>0,078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41" table:style-name="ce1">
            <text:p>41</text:p>
          </table:table-cell>
          <table:table-cell office:value-type="float" office:value="7.5609756097560987E-2" table:formula="of:=1/(([.B46]/100)/[.A$5])" table:style-name="ce5">
            <text:p>0,076</text:p>
          </table:table-cell>
          <table:table-cell table:number-columns-repeated="2" table:style-name="ce1"/>
          <table:table-cell office:value-type="string" table:style-name="ce6">
            <text:p>U = 1/R ; R = gr(m)/λ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float" office:value="42" table:style-name="ce1">
            <text:p>42</text:p>
          </table:table-cell>
          <table:table-cell office:value-type="float" office:value="7.3809523809523811E-2" table:formula="of:=1/(([.B47]/100)/[.A$5])" table:style-name="ce5">
            <text:p>0,074</text:p>
          </table:table-cell>
          <table:table-cell table:number-columns-repeated="2" table:style-name="ce1"/>
          <table:table-cell office:value-type="string" table:style-name="ce6">
            <text:p>U = W/(m2*K)</text:p>
          </table:table-cell>
          <table:table-cell table:style-name="ce6"/>
          <table:table-cell table:number-columns-repeated="16377"/>
        </table:table-row>
        <table:table-row table:style-name="ro3">
          <table:table-cell/>
          <table:table-cell office:value-type="float" office:value="43" table:style-name="ce1">
            <text:p>43</text:p>
          </table:table-cell>
          <table:table-cell office:value-type="float" office:value="7.2093023255813959E-2" table:formula="of:=1/(([.B48]/100)/[.A$5])" table:style-name="ce5">
            <text:p>0,072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float" office:value="44" table:style-name="ce1">
            <text:p>44</text:p>
          </table:table-cell>
          <table:table-cell office:value-type="float" office:value="7.045454545454545E-2" table:formula="of:=1/(([.B49]/100)/[.A$5])" table:style-name="ce5">
            <text:p>0,070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5" table:style-name="ce1">
            <text:p>45</text:p>
          </table:table-cell>
          <table:table-cell office:value-type="float" office:value="6.8888888888888888E-2" table:formula="of:=1/(([.B50]/100)/[.A$5])" table:style-name="ce5">
            <text:p>0,069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6" table:style-name="ce1">
            <text:p>46</text:p>
          </table:table-cell>
          <table:table-cell office:value-type="float" office:value="6.7391304347826086E-2" table:formula="of:=1/(([.B51]/100)/[.A$5])" table:style-name="ce5">
            <text:p>0,067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7" table:style-name="ce1">
            <text:p>47</text:p>
          </table:table-cell>
          <table:table-cell office:value-type="float" office:value="6.5957446808510636E-2" table:formula="of:=1/(([.B52]/100)/[.A$5])" table:style-name="ce5">
            <text:p>0,066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8" table:style-name="ce1">
            <text:p>48</text:p>
          </table:table-cell>
          <table:table-cell office:value-type="float" office:value="6.458333333333334E-2" table:formula="of:=1/(([.B53]/100)/[.A$5])" table:style-name="ce5">
            <text:p>0,065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49" table:style-name="ce1">
            <text:p>49</text:p>
          </table:table-cell>
          <table:table-cell office:value-type="float" office:value="6.3265306122448975E-2" table:formula="of:=1/(([.B54]/100)/[.A$5])" table:style-name="ce5">
            <text:p>0,063</text:p>
          </table:table-cell>
          <table:table-cell table:number-columns-repeated="16381"/>
        </table:table-row>
        <table:table-row table:style-name="ro3">
          <table:table-cell/>
          <table:table-cell office:value-type="float" office:value="50" table:style-name="ce1">
            <text:p>50</text:p>
          </table:table-cell>
          <table:table-cell office:value-type="float" office:value="6.2E-2" table:formula="of:=1/(([.B55]/100)/[.A$5])" table:style-name="ce5">
            <text:p>0,062</text:p>
          </table:table-cell>
          <table:table-cell table:number-columns-repeated="16381"/>
        </table:table-row>
        <table:table-row table:number-rows-repeated="1048521" table:style-name="ro3">
          <table:table-cell table:number-columns-repeated="16384"/>
        </table:table-row>
      </table:table>
      <table:table table:name="Arkusz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number:currency-style style:name="N37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9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DRHE EHE</meta:initial-creator>
    <dc:creator>Patryk Frydrych</dc:creator>
    <meta:creation-date>2015-10-19T14:43:57Z</meta:creation-date>
    <dc:date>2025-10-05T19:53:35Z</dc:date>
    <meta:print-date>2019-10-29T08:46:30Z</meta:print-date>
    <meta:editing-cycles>21</meta:editing-cycles>
    <meta:editing-duration>PT3596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515.8202362204724pt" svg:width="949.6281102362204pt" chart:style-name="Crt0">
        <chart:legend chart:legend-position="end" chart:legend-align="center" chart:style-name="Lgnd"/>
        <chart:plot-area svg:x="146.6744094488189pt" svg:y="53.57173228346457pt" svg:width="658.099842519685pt" svg:height="406.72015748031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Arkusz1.$C$6:.$C$55" chart:class="chart:scatter" chart:attached-axis="primary-y" chart:style-name="G0S0">
            <chart:domain table:cell-range-address="Arkusz1.$B$6:.$B$55"/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